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66"/>
      <style:text-properties fo:color="#FFFFFF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fo:background-color="#A9D08E"/>
    </style:style>
    <style:style style:name="ce8" style:family="table-cell" style:parent-style-name="Default" style:data-style-name="N0">
      <style:table-cell-properties fo:background-color="#00B050"/>
    </style:style>
    <style:style style:name="ce9" style:family="table-cell" style:parent-style-name="Default" style:data-style-name="N0">
      <style:table-cell-properties fo:background-color="#C6E0B4"/>
    </style:style>
    <style:style style:name="ce10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3.35491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board side size</text:p>
          </table:table-cell>
          <table:table-cell office:value-type="string" table:style-name="ce2">
            <text:p>nb g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batch size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error loss</text:p>
          </table:table-cell>
          <table:table-cell office:value-type="string" table:style-name="ce2">
            <text:p>score game</text:p>
          </table:table-cell>
          <table:table-cell office:value-type="string" table:style-name="ce2">
            <text:p>win rate</text:p>
          </table:table-cell>
          <table:table-cell office:value-type="string" table:style-name="ce2">
            <text:p>look great (err loss test &lt; err loss train)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0.12" table:style-name="ce1">
            <text:p>0,12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10" table:style-name="ce1">
            <text:p>10</text:p>
          </table:table-cell>
          <table:table-cell office:value-type="float" office:value="10000" table:style-name="ce1">
            <text:p>10000</text:p>
          </table:table-cell>
          <table:table-cell office:value-type="float" office:value="0.05" table:style-name="ce1">
            <text:p>0,05</text:p>
          </table:table-cell>
          <table:table-cell office:value-type="float" office:value="0.13" table:style-name="ce1">
            <text:p>0,13</text:p>
          </table:table-cell>
          <table:table-cell office:value-type="float" office:value="2.29" table:style-name="ce1">
            <text:p>2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25" table:style-name="ce1">
            <text:p>25</text:p>
          </table:table-cell>
          <table:table-cell office:value-type="float" office:value="500" table:style-name="ce1">
            <text:p>500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2" table:style-name="ce1">
            <text:p>0,12</text:p>
          </table:table-cell>
          <table:table-cell office:value-type="float" office:value="1.67" table:style-name="ce1">
            <text:p>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152" table:style-name="ce1">
            <text:p>0,152</text:p>
          </table:table-cell>
          <table:table-cell office:value-type="float" office:value="0.11" table:style-name="ce1">
            <text:p>0,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5" table:style-name="ce1">
            <text:p>0,15</text:p>
          </table:table-cell>
          <table:table-cell office:value-type="float" office:value="0.12" table:style-name="ce1">
            <text:p>0,12</text:p>
          </table:table-cell>
          <table:table-cell office:value-type="float" office:value="2.1" table:style-name="ce1">
            <text:p>2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0000" table:style-name="ce1">
            <text:p>2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598" table:style-name="ce1">
            <text:p>0,1598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1.63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office:value-type="float" office:value="0.17829999999999999" table:style-name="ce1">
            <text:p>0,1783</text:p>
          </table:table-cell>
          <table:table-cell office:value-type="float" office:value="0.11360000000000001" table:style-name="ce1">
            <text:p>0,1136</text:p>
          </table:table-cell>
          <table:table-cell office:value-type="float" office:value="1.82" table:style-name="ce1">
            <text:p>1,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18110000000000001" table:style-name="ce1">
            <text:p>0,1811</text:p>
          </table:table-cell>
          <table:table-cell office:value-type="float" office:value="0.112" table:style-name="ce1">
            <text:p>0,112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0000" table:style-name="ce1">
            <text:p>5000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0.16919999999999999" table:style-name="ce1">
            <text:p>0,1692</text:p>
          </table:table-cell>
          <table:table-cell office:value-type="float" office:value="0.1159" table:style-name="ce1">
            <text:p>0,1159</text:p>
          </table:table-cell>
          <table:table-cell office:value-type="float" office:value="5.1150000000000002" table:style-name="ce1">
            <text:p>5,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80" table:style-name="ce1">
            <text:p>8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1694" table:style-name="ce1">
            <text:p>0,1694</text:p>
          </table:table-cell>
          <table:table-cell office:value-type="float" office:value="0.1152" table:style-name="ce1">
            <text:p>0,1152</text:p>
          </table:table-cell>
          <table:table-cell office:value-type="float" office:value="1.78" table:style-name="ce1">
            <text:p>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000" table:style-name="ce1">
            <text:p>700000</text:p>
          </table:table-cell>
          <table:table-cell office:value-type="float" office:value="30" table:style-name="ce1">
            <text:p>30</text:p>
          </table:table-cell>
          <table:table-cell office:value-type="float" office:value="200" table:style-name="ce1">
            <text:p>200</text:p>
          </table:table-cell>
          <table:table-cell office:value-type="float" office:value="0.15939999999999999" table:style-name="ce1">
            <text:p>0,1594</text:p>
          </table:table-cell>
          <table:table-cell office:value-type="float" office:value="0.1169" table:style-name="ce1">
            <text:p>0,1169</text:p>
          </table:table-cell>
          <table:table-cell office:value-type="float" office:value="1.7689999999999999" table:style-name="ce1">
            <text:p>1,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1676" table:style-name="ce1">
            <text:p>0,1676</text:p>
          </table:table-cell>
          <table:table-cell office:value-type="float" office:value="0.1159" table:style-name="ce1">
            <text:p>0,1159</text:p>
          </table:table-cell>
          <table:table-cell office:value-type="float" office:value="6.375" table:style-name="ce1">
            <text:p>6,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15809999999999999" table:style-name="ce1">
            <text:p>0,1581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5.54" table:style-name="ce1">
            <text:p>5,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office:value-type="float" office:value="0.38690000000000002" table:style-name="ce1">
            <text:p>0,3869</text:p>
          </table:table-cell>
          <table:table-cell office:value-type="float" office:value="0.08" table:style-name="ce1">
            <text:p>0,08</text:p>
          </table:table-cell>
          <table:table-cell office:value-type="float" office:value="7.7469999999999999" table:style-name="ce1">
            <text:p>7,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140000000000003" table:style-name="ce1">
            <text:p>0,391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06" table:style-name="ce1">
            <text:p>8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01" table:style-name="ce1">
            <text:p>0,390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01" table:style-name="ce1">
            <text:p>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0" table:style-name="ce1">
            <text:p>2000000</text:p>
          </table:table-cell>
          <table:table-cell office:value-type="float" office:value="30" table:style-name="ce1">
            <text:p>30</text:p>
          </table:table-cell>
          <table:table-cell office:value-type="float" office:value="250" table:style-name="ce1">
            <text:p>250</text:p>
          </table:table-cell>
          <table:table-cell office:value-type="float" office:value="0.39050000000000001" table:style-name="ce1">
            <text:p>0,3905</text:p>
          </table:table-cell>
          <table:table-cell office:value-type="float" office:value="8.0399999999999999E-2" table:style-name="ce1">
            <text:p>0,0804</text:p>
          </table:table-cell>
          <table:table-cell office:value-type="float" office:value="9.01" table:style-name="ce1">
            <text:p>9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0.38900000000000001" table:style-name="ce1">
            <text:p>0,389</text:p>
          </table:table-cell>
          <table:table-cell office:value-type="float" office:value="8.2199999999999995E-2" table:style-name="ce1">
            <text:p>0,0822</text:p>
          </table:table-cell>
          <table:table-cell office:value-type="float" office:value="8.33" table:style-name="ce1">
            <text:p>8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50" table:style-name="ce1">
            <text:p>250</text:p>
          </table:table-cell>
          <table:table-cell office:value-type="float" office:value="0.37180000000000002" table:style-name="ce1">
            <text:p>0,3718</text:p>
          </table:table-cell>
          <table:table-cell office:value-type="float" office:value="8.6300000000000002E-2" table:style-name="ce1">
            <text:p>0,0863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40" table:style-name="ce1">
            <text:p>40</text:p>
          </table:table-cell>
          <table:table-cell office:value-type="float" office:value="2000" table:style-name="ce1">
            <text:p>2000</text:p>
          </table:table-cell>
          <table:table-cell office:value-type="float" office:value="0.38724999999999998" table:style-name="ce1">
            <text:p>0,38725</text:p>
          </table:table-cell>
          <table:table-cell office:value-type="float" office:value="8.2479999999999998E-2" table:style-name="ce1">
            <text:p>0,082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000000" table:style-name="ce1">
            <text:p>1600000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style-name="ce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4960000000000002" table:style-name="ce1">
            <text:p>0,3496</text:p>
          </table:table-cell>
          <table:table-cell office:value-type="float" office:value="9.7509999999999999E-2" table:style-name="ce1">
            <text:p>0,09751</text:p>
          </table:table-cell>
          <table:table-cell office:value-type="float" office:value="3.17" table:style-name="ce1">
            <text:p>3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0.37068000000000001" table:style-name="ce1">
            <text:p>0,37068</text:p>
          </table:table-cell>
          <table:table-cell office:value-type="float" office:value="8.9480000000000004E-2" table:style-name="ce1">
            <text:p>0,08948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less drop out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40" table:style-name="ce1">
            <text:p>40</text:p>
          </table:table-cell>
          <table:table-cell office:value-type="float" office:value="200" table:style-name="ce1">
            <text:p>200</text:p>
          </table:table-cell>
          <table:table-cell office:value-type="float" office:value="0.45717999999999998" table:style-name="ce1">
            <text:p>0,45718</text:p>
          </table:table-cell>
          <table:table-cell office:value-type="float" office:value="7.3849999999999999E-2" table:style-name="ce1">
            <text:p>0,07385</text:p>
          </table:table-cell>
          <table:table-cell office:value-type="float" office:value="5.07" table:style-name="ce1">
            <text:p>5,07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bigger network+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9304999999999999" table:style-name="ce3">
            <text:p>0,49305</text:p>
          </table:table-cell>
          <table:table-cell office:value-type="float" office:value="5.9670000000000001E-2" table:style-name="ce1">
            <text:p>0,05967</text:p>
          </table:table-cell>
          <table:table-cell office:value-type="float" office:value="7.91" table:style-name="ce1">
            <text:p>7,91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0.48754999999999998" table:style-name="ce1">
            <text:p>0,48755</text:p>
          </table:table-cell>
          <table:table-cell office:value-type="float" office:value="5.9729999999999998E-2" table:style-name="ce1">
            <text:p>0,05973</text:p>
          </table:table-cell>
          <table:table-cell office:value-type="float" office:value="8.18" table:style-name="ce1">
            <text:p>8,18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8704399999999998" table:style-name="ce1">
            <text:p>0,487044</text:p>
          </table:table-cell>
          <table:table-cell office:value-type="float" office:value="6.1269999999999998E-2" table:style-name="ce1">
            <text:p>0,06127</text:p>
          </table:table-cell>
          <table:table-cell office:value-type="float" office:value="7.31" table:style-name="ce1">
            <text:p>7,3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relu partout sauf fin+game player learning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27059" table:style-name="ce1">
            <text:p>0,27059</text:p>
          </table:table-cell>
          <table:table-cell office:value-type="float" office:value="1.0364800000000001" table:style-name="ce1">
            <text:p>1,03648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ive all the board)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0000" table:style-name="ce1">
            <text:p>80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46682000000000001" table:style-name="ce1">
            <text:p>0,46682</text:p>
          </table:table-cell>
          <table:table-cell office:value-type="float" office:value="7.2359999999999994E-2" table:style-name="ce1">
            <text:p>0,07236</text:p>
          </table:table-cell>
          <table:table-cell office:value-type="float" office:value="6.6" table:style-name="ce1">
            <text:p>6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modify archi + game player learning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" table:style-name="ce1">
            <text:p>10000</text:p>
          </table:table-cell>
          <table:table-cell office:value-type="float" office:value="60" table:style-name="ce1">
            <text:p>60</text:p>
          </table:table-cell>
          <table:table-cell office:value-type="float" office:value="200" table:style-name="ce1">
            <text:p>200</text:p>
          </table:table-cell>
          <table:table-cell office:value-type="float" office:value="0.24224999999999999" table:style-name="ce1">
            <text:p>0,24225</text:p>
          </table:table-cell>
          <table:table-cell office:value-type="float" office:value="0.11716" table:style-name="ce1">
            <text:p>0,11716</text:p>
          </table:table-cell>
          <table:table-cell office:value-type="float" office:value="3.2050000000000001" table:style-name="ce5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ive solver game learning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0.46089000000000002" table:style-name="ce1">
            <text:p>0,46089</text:p>
          </table:table-cell>
          <table:table-cell office:value-type="float" office:value="0.73640000000000005" table:style-name="ce1">
            <text:p>0,7364</text:p>
          </table:table-cell>
          <table:table-cell office:value-type="float" office:value="6.22" table:style-name="ce1">
            <text:p>6,22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style-name="ce1">
            <text:p>250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1022" table:style-name="ce1">
            <text:p>0,1022</text:p>
          </table:table-cell>
          <table:table-cell office:value-type="float" office:value="3.98" table:style-name="ce1">
            <text:p>3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game player learning + old model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" table:style-name="ce1">
            <text:p>100000</text:p>
          </table:table-cell>
          <table:table-cell office:value-type="float" office:value="60" table:style-name="ce1">
            <text:p>60</text:p>
          </table:table-cell>
          <table:table-cell office:value-type="float" office:value="250" table:style-name="ce1">
            <text:p>250</text:p>
          </table:table-cell>
          <table:table-cell office:value-type="float" office:value="0.25509999999999999" table:style-name="ce1">
            <text:p>0,2551</text:p>
          </table:table-cell>
          <table:table-cell office:value-type="float" office:value="0.11076999999999999" table:style-name="ce1">
            <text:p>0,1107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(game player learning + 2 couches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00000" table:style-name="ce1">
            <text:p>5000000</text:p>
          </table:table-cell>
          <table:table-cell office:value-type="float" office:value="50" table:style-name="ce1">
            <text:p>50</text:p>
          </table:table-cell>
          <table:table-cell office:value-type="float" office:value="250" table:style-name="ce1">
            <text:p>250</text:p>
          </table:table-cell>
          <table:table-cell table:style-name="ce3"/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0000" table:style-name="ce1">
            <text:p>6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8925000000000002" table:style-name="ce3">
            <text:p>0,48925</text:p>
          </table:table-cell>
          <table:table-cell office:value-type="float" office:value="5.96E-2" table:style-name="ce1">
            <text:p>0,0596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0.08" table:style-name="ce1">
            <text:p>0,08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0000" table:style-name="ce1">
            <text:p>6000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0.4859" table:style-name="ce3">
            <text:p>0,4859</text:p>
          </table:table-cell>
          <table:table-cell office:value-type="float" office:value="5.7270000000000001E-2" table:style-name="ce3">
            <text:p>0,05727</text:p>
          </table:table-cell>
          <table:table-cell office:value-type="float" office:value="10" table:style-name="ce3">
            <text:p>10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00" table:style-name="ce1">
            <text:p>10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4619999999999999" table:style-name="ce1">
            <text:p>0,4462</text:p>
          </table:table-cell>
          <table:table-cell office:value-type="float" office:value="7.0647000000000001E-2" table:style-name="ce1">
            <text:p>0,070647</text:p>
          </table:table-cell>
          <table:table-cell office:value-type="float" office:value="5.09" table:style-name="ce1">
            <text:p>5,09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00000" table:style-name="ce6">
            <text:p>50000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0.482626" table:style-name="ce1">
            <text:p>0,482626</text:p>
          </table:table-cell>
          <table:table-cell office:value-type="float" office:value="5.9072E-2" table:style-name="ce1">
            <text:p>0,059072</text:p>
          </table:table-cell>
          <table:table-cell office:value-type="float" office:value="12.59" table:style-name="ce10">
            <text:p>12,59</text:p>
          </table:table-cell>
          <table:table-cell office:value-type="float" office:value="0.23" table:style-name="ce10">
            <text:p>0,23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0.49559999999999998" table:style-name="ce7">
            <text:p>0,4956</text:p>
          </table:table-cell>
          <table:table-cell office:value-type="float" office:value="5.9049999999999998E-2" table:style-name="ce3">
            <text:p>0,05905</text:p>
          </table:table-cell>
          <table:table-cell office:value-type="float" office:value="8.82" table:style-name="ce1">
            <text:p>8,82</text:p>
          </table:table-cell>
          <table:table-cell office:value-type="float" office:value="0.15" table:style-name="ce3">
            <text:p>0,15</text:p>
          </table:table-cell>
          <table:table-cell table:style-name="ce1"/>
          <table:table-cell office:value-type="string" table:style-name="ce8">
            <text:p>(PLAY : get min in peri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000" table:style-name="ce1">
            <text:p>20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44322" table:style-name="ce1">
            <text:p>0,44322</text:p>
          </table:table-cell>
          <table:table-cell office:value-type="float" office:value="7.5029999999999999E-2" table:style-name="ce1">
            <text:p>0,07503</text:p>
          </table:table-cell>
          <table:table-cell office:value-type="float" office:value="6.29" table:style-name="ce1">
            <text:p>6,29</text:p>
          </table:table-cell>
          <table:table-cell office:value-type="float" office:value="0.01" table:style-name="ce1">
            <text:p>0,01</text:p>
          </table:table-cell>
          <table:table-cell table:style-name="ce1"/>
          <table:table-cell office:value-type="string" table:style-name="ce1">
            <text:p>(Solver keep only win game move + PLAY : get min in peri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0000" table:style-name="ce1">
            <text:p>40000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0.45289000000000001" table:style-name="ce1">
            <text:p>0,45289</text:p>
          </table:table-cell>
          <table:table-cell office:value-type="float" office:value="6.8484000000000003E-2" table:style-name="ce1">
            <text:p>0,068484</text:p>
          </table:table-cell>
          <table:table-cell office:value-type="float" office:value="7.97" table:style-name="ce1">
            <text:p>7,97</text:p>
          </table:table-cell>
          <table:table-cell office:value-type="float" office:value="0.04" table:style-name="ce1">
            <text:p>0,04</text:p>
          </table:table-cell>
          <table:table-cell table:style-name="ce1"/>
          <table:table-cell office:value-type="string" table:style-name="ce1">
            <text:p>(Solver keep only win game move + PLAY : get min in peri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100" table:style-name="ce1">
            <text:p>100</text:p>
          </table:table-cell>
          <table:table-cell office:value-type="float" office:value="186" table:style-name="ce1">
            <text:p>186</text:p>
          </table:table-cell>
          <table:table-cell office:value-type="float" office:value="0.49490800000000001" table:style-name="ce1">
            <text:p>0,494908</text:p>
          </table:table-cell>
          <table:table-cell office:value-type="float" office:value="5.9487999999999999E-2" table:style-name="ce1">
            <text:p>0,059488</text:p>
          </table:table-cell>
          <table:table-cell office:value-type="float" office:value="9.2899999999999991" table:style-name="ce1">
            <text:p>9,29</text:p>
          </table:table-cell>
          <table:table-cell office:value-type="float" office:value="7.0000000000000007E-2" table:style-name="ce1">
            <text:p>0,07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" table:style-name="ce1">
            <text:p>1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19811999999999999" table:style-name="ce1">
            <text:p>0,19812</text:p>
          </table:table-cell>
          <table:table-cell office:value-type="float" office:value="0.12475899999999999" table:style-name="ce1">
            <text:p>0,124759</text:p>
          </table:table-cell>
          <table:table-cell office:value-type="float" office:value="1.85" table:style-name="ce1">
            <text:p>1,8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dom starting board)</text:p>
          </table:table-cell>
          <table:table-cell table:style-name="ce1"/>
          <table:table-cell office:value-type="string" table:style-name="ce1">
            <text:p>option 1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" table:style-name="ce1">
            <text:p>1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38923000000000002" table:style-name="ce1">
            <text:p>0,38923</text:p>
          </table:table-cell>
          <table:table-cell office:value-type="float" office:value="8.8574E-2" table:style-name="ce1">
            <text:p>0,088574</text:p>
          </table:table-cell>
          <table:table-cell office:value-type="float" office:value="1.84" table:style-name="ce1">
            <text:p>1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(random playing set of board)</text:p>
          </table:table-cell>
          <table:table-cell table:style-name="ce1"/>
          <table:table-cell office:value-type="string" table:style-name="ce1">
            <text:p>option 2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00" table:style-name="ce1">
            <text:p>10000</text:p>
          </table:table-cell>
          <table:table-cell office:value-type="float" office:value="80" table:style-name="ce1">
            <text:p>80</text:p>
          </table:table-cell>
          <table:table-cell office:value-type="float" office:value="200" table:style-name="ce1">
            <text:p>200</text:p>
          </table:table-cell>
          <table:table-cell office:value-type="float" office:value="0.27146999999999999" table:style-name="ce1">
            <text:p>0,27147</text:p>
          </table:table-cell>
          <table:table-cell office:value-type="float" office:value="0.113373" table:style-name="ce1">
            <text:p>0,113373</text:p>
          </table:table-cell>
          <table:table-cell office:value-type="float" office:value="2.52" table:style-name="ce1">
            <text:p>2,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olver player set of oard)</text:p>
          </table:table-cell>
          <table:table-cell table:style-name="ce1"/>
          <table:table-cell office:value-type="string" table:style-name="ce1">
            <text:p>option 3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0.49343900000000002" table:style-name="ce1">
            <text:p>0,493439</text:p>
          </table:table-cell>
          <table:table-cell office:value-type="float" office:value="5.7913899999999997E-2" table:style-name="ce9">
            <text:p>0,0579139</text:p>
          </table:table-cell>
          <table:table-cell office:value-type="float" office:value="10.3" table:style-name="ce3">
            <text:p>10,3</text:p>
          </table:table-cell>
          <table:table-cell office:value-type="float" office:value="0.11" table:style-name="ce3">
            <text:p>0,11</text:p>
          </table:table-cell>
          <table:table-cell table:style-name="ce1"/>
          <table:table-cell office:value-type="string" table:style-name="ce8">
            <text:p>(PLAY : get min in peri)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style-name="ce1">
            <text:p>250</text:p>
          </table:table-cell>
          <table:table-cell office:value-type="float" office:value="0.49578699999999998" table:style-name="ce7">
            <text:p>0,495787</text:p>
          </table:table-cell>
          <table:table-cell office:value-type="float" office:value="6.0006999999999998E-2" table:style-name="ce1">
            <text:p>0,060007</text:p>
          </table:table-cell>
          <table:table-cell office:value-type="float" office:value="9.9760000000000009" table:style-name="ce5">
            <text:p>10</text:p>
          </table:table-cell>
          <table:table-cell office:value-type="float" office:value="0.114" table:style-name="ce3">
            <text:p>0,114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0.480736" table:style-name="ce1">
            <text:p>0,480736</text:p>
          </table:table-cell>
          <table:table-cell office:value-type="float" office:value="6.0220000000000003E-2" table:style-name="ce1">
            <text:p>0,06022</text:p>
          </table:table-cell>
          <table:table-cell office:value-type="float" office:value="9" table:style-name="ce1">
            <text:p>9</text:p>
          </table:table-cell>
          <table:table-cell office:value-type="float" office:value="0.94779999999999998" table:style-name="ce3">
            <text:p>0,9478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0000" table:style-name="ce1">
            <text:p>700000</text:p>
          </table:table-cell>
          <table:table-cell office:value-type="float" office:value="300" table:style-name="ce1">
            <text:p>300</text:p>
          </table:table-cell>
          <table:table-cell office:value-type="float" office:value="250" table:style-name="ce1">
            <text:p>250</text:p>
          </table:table-cell>
          <table:table-cell table:number-columns-repeated="16380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ulien Baudru</meta:initial-creator>
    <dc:creator>julien Baudru</dc:creator>
    <meta:creation-date>2022-05-09T19:11:35Z</meta:creation-date>
    <dc:date>2022-05-12T09:36:41Z</dc:date>
  </office:meta>
</office:document-meta>
</file>